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d4d4d4" loext:opacity="100%" style:font-name="Droid Sans Mono" fo:font-size="12pt" fo:font-weight="normal" fo:background-color="#1e1e1e"/>
    </style:style>
    <style:style style:name="P2" style:family="paragraph" style:parent-style-name="Standard">
      <style:text-properties officeooo:rsid="0017f2df" officeooo:paragraph-rsid="0017f2df"/>
    </style:style>
    <style:style style:name="P3" style:family="paragraph" style:parent-style-name="Standard">
      <style:text-properties officeooo:rsid="001ac599" officeooo:paragraph-rsid="001ac599"/>
    </style:style>
    <style:style style:name="P4" style:family="paragraph" style:parent-style-name="Standard">
      <style:text-properties officeooo:paragraph-rsid="001ac599"/>
    </style:style>
    <style:style style:name="P5" style:family="paragraph" style:parent-style-name="Standard">
      <style:text-properties officeooo:rsid="001c328b" officeooo:paragraph-rsid="001c328b"/>
    </style:style>
    <style:style style:name="P6" style:family="paragraph" style:parent-style-name="Standard">
      <style:text-properties officeooo:rsid="001cac65" officeooo:paragraph-rsid="001cac65"/>
    </style:style>
    <style:style style:name="P7" style:family="paragraph" style:parent-style-name="Standard">
      <style:text-properties officeooo:rsid="001cfd35" officeooo:paragraph-rsid="001cfd35"/>
    </style:style>
    <style:style style:name="P8" style:family="paragraph" style:parent-style-name="Standard">
      <style:text-properties officeooo:rsid="001e3861" officeooo:paragraph-rsid="001e3861"/>
    </style:style>
    <style:style style:name="P9" style:family="paragraph" style:parent-style-name="Standard">
      <style:text-properties officeooo:rsid="001e3861" officeooo:paragraph-rsid="001e3861" fo:background-color="#ffff00"/>
    </style:style>
    <style:style style:name="P10" style:family="paragraph" style:parent-style-name="Standard">
      <style:text-properties officeooo:rsid="0021e84c" officeooo:paragraph-rsid="0021e84c" fo:background-color="#ffff00"/>
    </style:style>
    <style:style style:name="P11" style:family="paragraph" style:parent-style-name="Standard">
      <style:text-properties officeooo:rsid="0023c1d8" officeooo:paragraph-rsid="0023c1d8" fo:background-color="#ffff00"/>
    </style:style>
    <style:style style:name="P12" style:family="paragraph" style:parent-style-name="Standard">
      <style:text-properties officeooo:paragraph-rsid="0021e84c"/>
    </style:style>
    <style:style style:name="P13" style:family="paragraph" style:parent-style-name="Standard">
      <style:text-properties officeooo:rsid="0021e84c" officeooo:paragraph-rsid="0021e84c"/>
    </style:style>
    <style:style style:name="P14" style:family="paragraph" style:parent-style-name="Standard">
      <style:text-properties officeooo:rsid="002347bc" officeooo:paragraph-rsid="002347bc"/>
    </style:style>
    <style:style style:name="P15" style:family="paragraph" style:parent-style-name="Standard">
      <style:text-properties officeooo:paragraph-rsid="002347bc"/>
    </style:style>
    <style:style style:name="P16" style:family="paragraph" style:parent-style-name="Standard">
      <style:text-properties officeooo:rsid="0023c1d8" officeooo:paragraph-rsid="0023c1d8"/>
    </style:style>
    <style:style style:name="P17" style:family="paragraph" style:parent-style-name="Standard">
      <style:text-properties officeooo:rsid="0023c1d8" officeooo:paragraph-rsid="0023c1d8" fo:background-color="transparent"/>
    </style:style>
    <style:style style:name="T1" style:family="text">
      <style:text-properties officeooo:rsid="001717eb"/>
    </style:style>
    <style:style style:name="T2" style:family="text">
      <style:text-properties officeooo:rsid="001ac599"/>
    </style:style>
    <style:style style:name="T3" style:family="text">
      <style:text-properties officeooo:rsid="001ffb22"/>
    </style:style>
    <style:style style:name="T4" style:family="text">
      <style:text-properties officeooo:rsid="002347bc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style:font-name="Droid Sans Mono" fo:font-size="12pt" fo:font-weight="normal" fo:background-color="#1e1e1e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Droid Sans Mono" fo:font-size="12pt" fo:font-weight="normal" fo:background-color="#1e1e1e" loext:char-shading-value="0"/>
    </style:style>
    <style:style style:name="T9" style:family="text">
      <style:text-properties fo:color="#d4d4d4" loext:opacity="100%" style:font-name="Droid Sans Mono" fo:font-size="12pt" fo:font-weight="normal" fo:background-color="#1e1e1e" loext:char-shading-value="0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Droid Sans Mono" fo:font-size="12pt" fo:font-weight="normal" fo:background-color="#1e1e1e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size="12pt" fo:font-weight="normal"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i@ali-P330:~/Bureau/Village_Green$ symfony console doctrine:database:create</text:p>
      <text:p text:style-name="Standard">Created database `ecommerce_dbase` for connection named default</text:p>
      <text:p text:style-name="Standard">ali@ali-P330:~/Bureau/Village_Green$ symfony console make:user</text:p>
      <text:p text:style-name="Standard"/>
      <text:p text:style-name="Standard"><text:s/>The name of the security user class (e.g. User) [User]:</text:p>
      <text:p text:style-name="Standard"><text:s/>&gt; Users</text:p>
      <text:p text:style-name="Standard"/>
      <text:p text:style-name="Standard"><text:s/>Do you want to store user data in the database (via Doctrine)? (yes/no) [yes]:</text:p>
      <text:p text:style-name="Standard"><text:s/>&gt; </text:p>
      <text:p text:style-name="Standard"/>
      <text:p text:style-name="Standard"><text:s/>Enter a property name that will be the unique "display" name for the user (e.g. email, username, uuid) [email]:</text:p>
      <text:p text:style-name="Standard"><text:s/>&gt; </text:p>
      <text:p text:style-name="Standard"/>
      <text:p text:style-name="Standard"><text:s/>Will this app need to hash/check user passwords? Choose No if passwords are not needed or will be checked/hashed by some other system (e.g. a single sign-on server).</text:p>
      <text:p text:style-name="Standard"/>
      <text:p text:style-name="Standard"><text:s/>Does this app need to hash/check user passwords? (yes/no) [yes]:</text:p>
      <text:p text:style-name="Standard"><text:s/>&gt; </text:p>
      <text:p text:style-name="Standard"/>
      <text:p text:style-name="Standard"><text:s/>created: src/Entity/Users.php</text:p>
      <text:p text:style-name="Standard"><text:s/>created: src/Repository/UsersRepository.php</text:p>
      <text:p text:style-name="Standard"><text:s/>updated: src/Entity/Users.php</text:p>
      <text:p text:style-name="Standard"><text:s/>updated: config/packages/security.yaml</text:p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 Steps:</text:p>
      <text:p text:style-name="Standard"><text:s text:c="3"/>- Review your new App\Entity\Users class.</text:p>
      <text:p text:style-name="Standard"><text:s text:c="3"/>- Use make:entity to add more fields to your Users entity and then run make:migration.</text:p>
      <text:p text:style-name="Standard"><text:s text:c="3"/>- Create a way to authenticate! See https://symfony.com/doc/current/security.html</text:p>
      <text:p text:style-name="Standard">ali@ali-P330:~/Bureau/Village_Green$ </text:p>
      <text:p text:style-name="Standard"/>
      <text:p text:style-name="P1">#[ORM\Id] <text:s text:c="3"/><text:span text:style-name="T1">ça va dire que c’est une clé primare </text:span></text:p>
      <text:p text:style-name="P1">#[ORM\GeneratedValue] <text:s text:c="2"/>&gt;<text:span text:style-name="T1">un toto un crémant</text:span></text:p>
      <text:p text:style-name="P1">#[ORM\Column] <text:s text:c="2"/><text:span text:style-name="T1">=&gt; un entier</text:span></text:p>
      <text:p text:style-name="Standard">******************************************************</text:p>
      <text:p text:style-name="P2">I MAKE HERE USERS ENTITY</text:p>
      <text:p text:style-name="Standard">ali@ali-P330:~/Bureau/Village_Green$ symfony console make:entity</text:p>
      <text:p text:style-name="Standard"/>
      <text:p text:style-name="Standard"><text:s/>Class name of the entity to create or update (e.g. TinyPizza):</text:p>
      <text:p text:style-name="Standard"><text:s/>&gt; Users</text:p>
      <text:p text:style-name="Standard"/>
      <text:p text:style-name="Standard"><text:s/>Your entity already exists! So let's add some new fields!</text:p>
      <text:p text:style-name="Standard"/>
      <text:p text:style-name="Standard"><text:s/>New property name (press &lt;return&gt; to stop adding fields):</text:p>
      <text:p text:style-name="Standard"><text:s/>&gt; lastname</text:p>
      <text:p text:style-name="Standard"/>
      <text:p text:style-name="Standard"><text:s/>Field type (enter ? to see all types) [string]:</text:p>
      <text:p text:style-name="Standard"><text:s/>&gt; </text:p>
      <text:p text:style-name="Standard"><text:soft-page-break/></text:p>
      <text:p text:style-name="Standard"><text:s/>Field length [255]:</text:p>
      <text:p text:style-name="Standard"><text:s/>&gt; 10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firstname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10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address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zipcode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5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oft-page-break/><text:s/>&gt; city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15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created_at</text:p>
      <text:p text:style-name="Standard"/>
      <text:p text:style-name="Standard"><text:s/>Field type (enter ? to see all types) [datetime_immutable]:</text:p>
      <text:p text:style-name="Standard"><text:s/>&gt; 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</text:p>
      <text:p text:style-name="Standard"/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 When you're ready, create a migration with php bin/console make:migration</text:p>
      <text:p text:style-name="Standard"><text:s/></text:p>
      <text:p text:style-name="Standard">ali@ali-P330:~/Bureau/Village_Green$ </text:p>
      <text:p text:style-name="Standard"/>
      <text:p text:style-name="Standard">********************</text:p>
      <text:p text:style-name="Standard">ali@ali-P330:~/Bureau/Village_Green$ symfony console make:entity</text:p>
      <text:p text:style-name="Standard"/>
      <text:p text:style-name="Standard"><text:s/>Class name of the entity to create or update (e.g. BraveChef):</text:p>
      <text:p text:style-name="Standard"><text:s/>&gt; Categories</text:p>
      <text:p text:style-name="Standard"/>
      <text:p text:style-name="Standard"><text:s/>Add the ability to broadcast entity updates using Symfony UX Turbo? (yes/no) [no]:</text:p>
      <text:p text:style-name="Standard"><text:s/>&gt; </text:p>
      <text:p text:style-name="Standard"/>
      <text:p text:style-name="Standard"><text:s/>created: src/Entity/Categories.php</text:p>
      <text:p text:style-name="Standard"><text:s/>created: src/Repository/CategoriesRepository.php</text:p>
      <text:p text:style-name="Standard"><text:s/></text:p>
      <text:p text:style-name="Standard"><text:s/>Entity generated! Now let's add some fields!</text:p>
      <text:p text:style-name="Standard"><text:s/>You can always add more fields later manually or by re-running this command.</text:p>
      <text:p text:style-name="Standard"/>
      <text:p text:style-name="Standard"><text:s/>New property name (press &lt;return&gt; to stop adding fields):</text:p>
      <text:p text:style-name="Standard"><text:soft-page-break/><text:s/>&gt; name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10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Categories.php</text:p>
      <text:p text:style-name="Standard"/>
      <text:p text:style-name="Standard"><text:s/>Add another property? Enter the property name (or press &lt;return&gt; to stop adding fields):</text:p>
      <text:p text:style-name="Standard"><text:s/>&gt; parent</text:p>
      <text:p text:style-name="Standard"/>
      <text:p text:style-name="Standard"><text:s/>Field type (enter ? to see all types) [string]:</text:p>
      <text:p text:style-name="Standard"><text:s/>&gt; relation</text:p>
      <text:p text:style-name="Standard"/>
      <text:p text:style-name="Standard"><text:s/>What class should this entity be related to?:</text:p>
      <text:p text:style-name="Standard"><text:s/>&gt; Categories</text:p>
      <text:p text:style-name="Standard"/>
      <text:p text:style-name="Standard">What type of relationship is this?</text:p>
      <text:p text:style-name="Standard"><text:s/>------------ ----------------------------------------------------------------------------- </text:p>
      <text:p text:style-name="Standard"><text:s text:c="2"/>Type <text:s text:c="8"/>Description <text:s text:c="65"/></text:p>
      <text:p text:style-name="Standard"><text:s/>------------ ----------------------------------------------------------------------------- </text:p>
      <text:p text:style-name="Standard"><text:s text:c="2"/>ManyToOne <text:s text:c="3"/>Each Categories relates to (has) one Categories. <text:s text:c="28"/></text:p>
      <text:p text:style-name="Standard"><text:s text:c="15"/>Each Categories can relate to (can have) many Categories objects. <text:s text:c="11"/></text:p>
      <text:p text:style-name="Standard"><text:s text:c="92"/></text:p>
      <text:p text:style-name="Standard"><text:s text:c="2"/>OneToMany <text:s text:c="3"/>Each Categories can relate to (can have) many Categories objects. <text:s text:c="11"/></text:p>
      <text:p text:style-name="Standard"><text:s text:c="15"/>Each Categories relates to (has) one Categories. <text:s text:c="28"/></text:p>
      <text:p text:style-name="Standard"><text:s text:c="92"/></text:p>
      <text:p text:style-name="Standard"><text:s text:c="2"/>ManyToMany <text:s text:c="2"/>Each Categories can relate to (can have) many Categories objects. <text:s text:c="11"/></text:p>
      <text:p text:style-name="Standard"><text:s text:c="15"/>Each Categories can also relate to (can also have) many Categories objects. <text:s/></text:p>
      <text:p text:style-name="Standard"><text:s text:c="92"/></text:p>
      <text:p text:style-name="Standard"><text:s text:c="2"/>OneToOne <text:s text:c="4"/>Each Categories relates to (has) exactly one Categories. <text:s text:c="20"/></text:p>
      <text:p text:style-name="Standard"><text:s text:c="15"/>Each Categories also relates to (has) exactly one Categories. <text:s text:c="15"/></text:p>
      <text:p text:style-name="Standard"><text:s/>------------ ----------------------------------------------------------------------------- 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Categories.parent property allowed to be null (nullable)? (yes/no) [yes]:</text:p>
      <text:p text:style-name="Standard"><text:s/>&gt; </text:p>
      <text:p text:style-name="Standard"/>
      <text:p text:style-name="Standard"><text:s/>Do you want to add a new property to Categories so that you can access/update Categories objects from it - e.g. $categories-&gt;getCategories()? (yes/no) [yes]:</text:p>
      <text:p text:style-name="Standard"><text:s/>&gt; </text:p>
      <text:p text:style-name="Standard"/>
      <text:p text:style-name="Standard"><text:s/>A new property will also be added to the Categories class so that you can access the related Categories objects from it.</text:p>
      <text:p text:style-name="Standard"/>
      <text:p text:style-name="Standard"><text:soft-page-break/><text:s/>New field name inside Categories [categories]:</text:p>
      <text:p text:style-name="Standard"><text:s/>&gt; </text:p>
      <text:p text:style-name="Standard"/>
      <text:p text:style-name="Standard"><text:s/>updated: src/Entity/Categories.php</text:p>
      <text:p text:style-name="Standard"/>
      <text:p text:style-name="Standard"><text:s/>Add another property? Enter the property name (or press &lt;return&gt; to stop adding fields):</text:p>
      <text:p text:style-name="Standard"><text:s/>&gt; </text:p>
      <text:p text:style-name="Standard"/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 When you're ready, create a migration with php bin/console make:migration</text:p>
      <text:p text:style-name="Standard"><text:s/></text:p>
      <text:p text:style-name="Standard">ali@ali-P330:~/Bureau/Village_Green$ </text:p>
      <text:p text:style-name="Standard">*******</text:p>
      <text:p text:style-name="P3">make enities </text:p>
      <text:p text:style-name="P3">ali@ali-P330:~/Bureau/Village_Green$ symfony console make:entity</text:p>
      <text:p text:style-name="P3"/>
      <text:p text:style-name="P3"><text:s/>Class name of the entity to create or update (e.g. DeliciousKangaroo):</text:p>
      <text:p text:style-name="P3"><text:s/>&gt; CouponsTypes</text:p>
      <text:p text:style-name="P3"/>
      <text:p text:style-name="P3"><text:s/>Add the ability to broadcast entity updates using Symfony UX Turbo? (yes/no) [no]:</text:p>
      <text:p text:style-name="P3"><text:s/>&gt; </text:p>
      <text:p text:style-name="P3"/>
      <text:p text:style-name="P3"><text:s/>created: src/Entity/CouponsTypes.php</text:p>
      <text:p text:style-name="P3"><text:s/>created: src/Repository/CouponsTypesRepository.php</text:p>
      <text:p text:style-name="P3"><text:s/></text:p>
      <text:p text:style-name="P3"><text:s/>Entity generated! Now let's add some fields!</text:p>
      <text:p text:style-name="P3"><text:s/>You can always add more fields later manually or by re-running this command.</text:p>
      <text:p text:style-name="P3"/>
      <text:p text:style-name="P3"><text:s/>New property name (press &lt;return&gt; to stop adding fields):</text:p>
      <text:p text:style-name="P3"><text:s/>&gt; name</text:p>
      <text:p text:style-name="P3"/>
      <text:p text:style-name="P3"><text:s/>Field type (enter ? to see all types) [string]:</text:p>
      <text:p text:style-name="P3"><text:s/>&gt; </text:p>
      <text:p text:style-name="P3"/>
      <text:p text:style-name="P3"><text:s/>Field length [255]:</text:p>
      <text:p text:style-name="P3"><text:s/>&gt; 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Types.php</text:p>
      <text:p text:style-name="P3"/>
      <text:p text:style-name="P3"><text:s/>Add another property? Enter the property name (or press &lt;return&gt; to stop adding fields):</text:p>
      <text:p text:style-name="P3"><text:s/>&gt; </text:p>
      <text:p text:style-name="P3"/>
      <text:p text:style-name="P3"/>
      <text:p text:style-name="P3"><text:s text:c="11"/></text:p>
      <text:p text:style-name="P3"><text:s text:c="2"/>Success! </text:p>
      <text:p text:style-name="P3"><text:soft-page-break/><text:s text:c="11"/></text:p>
      <text:p text:style-name="P3"/>
      <text:p text:style-name="P3"><text:s/>Next: When you're ready, create a migration with php bin/console make:migration</text:p>
      <text:p text:style-name="P3"><text:s/></text:p>
      <text:p text:style-name="P3">ali@ali-P330:~/Bureau/Village_Green$ symfony console make:entity</text:p>
      <text:p text:style-name="P3"/>
      <text:p text:style-name="P3"><text:s/>Class name of the entity to create or update (e.g. AgreeableElephant):</text:p>
      <text:p text:style-name="P3"><text:s/>&gt; Coupons</text:p>
      <text:p text:style-name="P3"/>
      <text:p text:style-name="P3"><text:s/>Add the ability to broadcast entity updates using Symfony UX Turbo? (yes/no) [no]:</text:p>
      <text:p text:style-name="P3"><text:s/>&gt; </text:p>
      <text:p text:style-name="P3"/>
      <text:p text:style-name="P3"><text:s/>created: src/Entity/Coupons.php</text:p>
      <text:p text:style-name="P3"><text:s/>created: src/Repository/CouponsRepository.php</text:p>
      <text:p text:style-name="P3"><text:s/></text:p>
      <text:p text:style-name="P3"><text:s/>Entity generated! Now let's add some fields!</text:p>
      <text:p text:style-name="P3"><text:s/>You can always add more fields later manually or by re-running this command.</text:p>
      <text:p text:style-name="P3"/>
      <text:p text:style-name="P3"><text:s/>New property name (press &lt;return&gt; to stop adding fields):</text:p>
      <text:p text:style-name="P3"><text:s/>&gt; code</text:p>
      <text:p text:style-name="P3"/>
      <text:p text:style-name="P3"><text:s/>Field type (enter ? to see all types) [string]:</text:p>
      <text:p text:style-name="P3"><text:s/>&gt; </text:p>
      <text:p text:style-name="P3"/>
      <text:p text:style-name="P3"><text:s/>Field length [255]:</text:p>
      <text:p text:style-name="P3"><text:s/>&gt; 10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description</text:p>
      <text:p text:style-name="P3"/>
      <text:p text:style-name="P3"><text:s/>Field type (enter ? to see all types) [string]:</text:p>
      <text:p text:style-name="P3"><text:s/>&gt; text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discount</text:p>
      <text:p text:style-name="P3"/>
      <text:p text:style-name="P3"><text:s/>Field type (enter ? to see all types) [string]:</text:p>
      <text:p text:style-name="P3"><text:s/>&gt; integer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oft-page-break/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max_usage</text:p>
      <text:p text:style-name="P3"/>
      <text:p text:style-name="P3"><text:s/>Field type (enter ? to see all types) [string]:</text:p>
      <text:p text:style-name="P3"><text:s/>&gt; integer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validity</text:p>
      <text:p text:style-name="P3"/>
      <text:p text:style-name="P3"><text:s/>Field type (enter ? to see all types) [string]:</text:p>
      <text:p text:style-name="P3"><text:s/>&gt; datetime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is_valid </text:p>
      <text:p text:style-name="P3"/>
      <text:p text:style-name="P3"><text:s/>Field type (enter ? to see all types) [boolean]:</text:p>
      <text:p text:style-name="P3"><text:s/>&gt; 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created_at</text:p>
      <text:p text:style-name="P3"/>
      <text:p text:style-name="P3"><text:s/>Field type (enter ? to see all types) [datetime_immutable]:</text:p>
      <text:p text:style-name="P3"><text:s/>&gt; 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coupons_types</text:p>
      <text:p text:style-name="P3"/>
      <text:p text:style-name="P3"><text:s/>Field type (enter ? to see all types) [string]:</text:p>
      <text:p text:style-name="P3"><text:s/>&gt; relation</text:p>
      <text:p text:style-name="P3"/>
      <text:p text:style-name="P3"><text:soft-page-break/><text:s/>What class should this entity be related to?:</text:p>
      <text:p text:style-name="P3"><text:s/>&gt; CouponsTypes</text:p>
      <text:p text:style-name="P3"/>
      <text:p text:style-name="P3">What type of relationship is this?</text:p>
      <text:p text:style-name="P3"><text:s/>------------ ---------------------------------------------------------------------------- </text:p>
      <text:p text:style-name="P3"><text:s text:c="2"/>Type <text:s text:c="8"/>Description <text:s text:c="64"/></text:p>
      <text:p text:style-name="P3"><text:s/>------------ ---------------------------------------------------------------------------- </text:p>
      <text:p text:style-name="P3"><text:s text:c="2"/>ManyToOne <text:s text:c="3"/>Each Coupons relates to (has) one CouponsTypes. <text:s text:c="28"/></text:p>
      <text:p text:style-name="P3"><text:s text:c="15"/>Each CouponsTypes can relate to (can have) many Coupons objects. <text:s text:c="11"/></text:p>
      <text:p text:style-name="P3"><text:s text:c="91"/></text:p>
      <text:p text:style-name="P3"><text:s text:c="2"/>OneToMany <text:s text:c="3"/>Each Coupons can relate to (can have) many CouponsTypes objects. <text:s text:c="11"/></text:p>
      <text:p text:style-name="P3"><text:s text:c="15"/>Each CouponsTypes relates to (has) one Coupons. <text:s text:c="28"/></text:p>
      <text:p text:style-name="P3"><text:s text:c="91"/></text:p>
      <text:p text:style-name="P3"><text:s text:c="2"/>ManyToMany <text:s text:c="2"/>Each Coupons can relate to (can have) many CouponsTypes objects. <text:s text:c="11"/></text:p>
      <text:p text:style-name="P3"><text:s text:c="15"/>Each CouponsTypes can also relate to (can also have) many Coupons objects. <text:s/></text:p>
      <text:p text:style-name="P3"><text:s text:c="91"/></text:p>
      <text:p text:style-name="P3"><text:s text:c="2"/>OneToOne <text:s text:c="4"/>Each Coupons relates to (has) exactly one CouponsTypes. <text:s text:c="20"/></text:p>
      <text:p text:style-name="P3"><text:s text:c="15"/>Each CouponsTypes also relates to (has) exactly one Coupons. <text:s text:c="15"/></text:p>
      <text:p text:style-name="P3"><text:s/>------------ ---------------------------------------------------------------------------- </text:p>
      <text:p text:style-name="P3"/>
      <text:p text:style-name="P3"><text:s/>Relation type? [ManyToOne, OneToMany, ManyToMany, OneToOne]:</text:p>
      <text:p text:style-name="P3"><text:s/>&gt; ManyToOne</text:p>
      <text:p text:style-name="P3"/>
      <text:p text:style-name="P3"><text:s/>Is the Coupons.coupons_types property allowed to be null (nullable)? (yes/no) [yes]:</text:p>
      <text:p text:style-name="P3"><text:s/>&gt; no</text:p>
      <text:p text:style-name="P3"/>
      <text:p text:style-name="P3"><text:s/>Do you want to add a new property to CouponsTypes so that you can access/update Coupons objects from it - e.g. $couponsTypes-&gt;getCoupons()? (yes/no) [yes]:</text:p>
      <text:p text:style-name="P3"><text:s/>&gt; </text:p>
      <text:p text:style-name="P3"/>
      <text:p text:style-name="P3"><text:s/>A new property will also be added to the CouponsTypes class so that you can access the related Coupons objects from it.</text:p>
      <text:p text:style-name="P3"/>
      <text:p text:style-name="P3"><text:s/>New field name inside CouponsTypes [coupons]:</text:p>
      <text:p text:style-name="P3"><text:s/>&gt; </text:p>
      <text:p text:style-name="P3"/>
      <text:p text:style-name="P3"><text:s/>Do you want to activate orphanRemoval on your relationship?</text:p>
      <text:p text:style-name="P3"><text:s/>A Coupons is "orphaned" when it is removed from its related CouponsTypes.</text:p>
      <text:p text:style-name="P3"><text:s/>e.g. $couponsTypes-&gt;removeCoupons($coupons)</text:p>
      <text:p text:style-name="P3"><text:s/></text:p>
      <text:p text:style-name="P3"><text:s/>NOTE: If a Coupons may *change* from one CouponsTypes to another, answer "no".</text:p>
      <text:p text:style-name="P3"/>
      <text:p text:style-name="P3"><text:s/>Do you want to automatically delete orphaned App\Entity\Coupons objects (orphanRemoval)? (yes/no) [no]:</text:p>
      <text:p text:style-name="P3"><text:s/>&gt; yes</text:p>
      <text:p text:style-name="P3"/>
      <text:p text:style-name="P3"><text:s/>updated: src/Entity/Coupons.php</text:p>
      <text:p text:style-name="P3"><text:s/>updated: src/Entity/CouponsTypes.php</text:p>
      <text:p text:style-name="P3"/>
      <text:p text:style-name="P3"><text:s/>Add another property? Enter the property name (or press &lt;return&gt; to stop adding fields):</text:p>
      <text:p text:style-name="P3"><text:s/>&gt; </text:p>
      <text:p text:style-name="P3"/>
      <text:p text:style-name="P3"><text:soft-page-break/></text:p>
      <text:p text:style-name="P3"><text:s text:c="11"/></text:p>
      <text:p text:style-name="P3"><text:s text:c="2"/>Success! </text:p>
      <text:p text:style-name="P3"><text:s text:c="11"/></text:p>
      <text:p text:style-name="P3"/>
      <text:p text:style-name="P3"><text:s/>Next: When you're ready, create a migration with php bin/console make:migration</text:p>
      <text:p text:style-name="P3"><text:s/></text:p>
      <text:p text:style-name="P3"/>
      <text:p text:style-name="P4"><text:span text:style-name="T2">ali@ali-P330:~/Bureau/Village_Green$ </text:span></text:p>
      <text:p text:style-name="P4"/>
      <text:p text:style-name="P4"/>
      <text:p text:style-name="P4">***************************************</text:p>
      <text:p text:style-name="P5">entity product</text:p>
      <text:p text:style-name="P5">ali@ali-P330:~/Bureau/Village_Green$ symfony console make:entity</text:p>
      <text:p text:style-name="P5"/>
      <text:p text:style-name="P5"><text:s/>Class name of the entity to create or update (e.g. GrumpyElephant):</text:p>
      <text:p text:style-name="P5"><text:s/>&gt; Products</text:p>
      <text:p text:style-name="P5"/>
      <text:p text:style-name="P5"><text:s/>Add the ability to broadcast entity updates using Symfony UX Turbo? (yes/no) [no]:</text:p>
      <text:p text:style-name="P5"><text:s/>&gt; </text:p>
      <text:p text:style-name="P5"/>
      <text:p text:style-name="P5"><text:s/>created: src/Entity/Products.php</text:p>
      <text:p text:style-name="P5"><text:s/>created: src/Repository/ProductsRepository.php</text:p>
      <text:p text:style-name="P5"><text:s/></text:p>
      <text:p text:style-name="P5"><text:s/>Entity generated! Now let's add some fields!</text:p>
      <text:p text:style-name="P5"><text:s/>You can always add more fields later manually or by re-running this command.</text:p>
      <text:p text:style-name="P5"/>
      <text:p text:style-name="P5"><text:s/>New property name (press &lt;return&gt; to stop adding fields):</text:p>
      <text:p text:style-name="P5"><text:s/>&gt; name</text:p>
      <text:p text:style-name="P5"/>
      <text:p text:style-name="P5"><text:s/>Field type (enter ? to see all types) [string]:</text:p>
      <text:p text:style-name="P5"><text:s/>&gt; </text:p>
      <text:p text:style-name="P5"/>
      <text:p text:style-name="P5"><text:s/>Field length [255]:</text:p>
      <text:p text:style-name="P5"><text:s/>&gt; 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description</text:p>
      <text:p text:style-name="P5"/>
      <text:p text:style-name="P5"><text:s/>Field type (enter ? to see all types) [string]:</text:p>
      <text:p text:style-name="P5"><text:s/>&gt; text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oft-page-break/><text:s/>Add another property? Enter the property name (or press &lt;return&gt; to stop adding fields):</text:p>
      <text:p text:style-name="P5"><text:s/>&gt; price</text:p>
      <text:p text:style-name="P5"/>
      <text:p text:style-name="P5"><text:s/>Field type (enter ? to see all types) [string]:</text:p>
      <text:p text:style-name="P5"><text:s/>&gt; integer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stock</text:p>
      <text:p text:style-name="P5"/>
      <text:p text:style-name="P5"><text:s/>Field type (enter ? to see all types) [string]:</text:p>
      <text:p text:style-name="P5"><text:s/>&gt; integer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created_at</text:p>
      <text:p text:style-name="P5"/>
      <text:p text:style-name="P5"><text:s/>Field type (enter ? to see all types) [datetime_immutable]:</text:p>
      <text:p text:style-name="P5"><text:s/>&gt; 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categories</text:p>
      <text:p text:style-name="P5"/>
      <text:p text:style-name="P5"><text:s/>Field type (enter ? to see all types) [string]:</text:p>
      <text:p text:style-name="P5"><text:s/>&gt; relation</text:p>
      <text:p text:style-name="P5"/>
      <text:p text:style-name="P5"><text:s/>What class should this entity be related to?:</text:p>
      <text:p text:style-name="P5"><text:s/>&gt; Categories</text:p>
      <text:p text:style-name="P5"/>
      <text:p text:style-name="P5">What type of relationship is this?</text:p>
      <text:p text:style-name="P5"><text:s/>------------ --------------------------------------------------------------------------- </text:p>
      <text:p text:style-name="P5"><text:s text:c="2"/>Type <text:s text:c="8"/>Description <text:s text:c="63"/></text:p>
      <text:p text:style-name="P5"><text:s/>------------ --------------------------------------------------------------------------- </text:p>
      <text:p text:style-name="P5"><text:s text:c="2"/>ManyToOne <text:s text:c="3"/>Each Products relates to (has) one Categories. <text:s text:c="28"/></text:p>
      <text:p text:style-name="P5"><text:s text:c="15"/>Each Categories can relate to (can have) many Products objects. <text:s text:c="11"/></text:p>
      <text:p text:style-name="P5"><text:s text:c="90"/></text:p>
      <text:p text:style-name="P5"><text:s text:c="2"/>OneToMany <text:s text:c="3"/>Each Products can relate to (can have) many Categories objects. <text:s text:c="11"/></text:p>
      <text:p text:style-name="P5"><text:s text:c="15"/>Each Categories relates to (has) one Products. <text:s text:c="28"/></text:p>
      <text:p text:style-name="P5"><text:s text:c="90"/></text:p>
      <text:p text:style-name="P5"><text:soft-page-break/><text:s text:c="2"/>ManyToMany <text:s text:c="2"/>Each Products can relate to (can have) many Categories objects. <text:s text:c="11"/></text:p>
      <text:p text:style-name="P5"><text:s text:c="15"/>Each Categories can also relate to (can also have) many Products objects. <text:s/></text:p>
      <text:p text:style-name="P5"><text:s text:c="90"/></text:p>
      <text:p text:style-name="P5"><text:s text:c="2"/>OneToOne <text:s text:c="4"/>Each Products relates to (has) exactly one Categories. <text:s text:c="20"/></text:p>
      <text:p text:style-name="P5"><text:s text:c="15"/>Each Categories also relates to (has) exactly one Products. <text:s text:c="15"/></text:p>
      <text:p text:style-name="P5"><text:s/>------------ --------------------------------------------------------------------------- </text:p>
      <text:p text:style-name="P5"/>
      <text:p text:style-name="P5"><text:s/>Relation type? [ManyToOne, OneToMany, ManyToMany, OneToOne]:</text:p>
      <text:p text:style-name="P5"><text:s/>&gt; ManyToOne</text:p>
      <text:p text:style-name="P5"/>
      <text:p text:style-name="P5"><text:s/>Is the Products.categories property allowed to be null (nullable)? (yes/no) [yes]:</text:p>
      <text:p text:style-name="P5"><text:s/>&gt; no</text:p>
      <text:p text:style-name="P5"/>
      <text:p text:style-name="P5"><text:s/>Do you want to add a new property to Categories so that you can access/update Products objects from it - e.g. $categories-&gt;getProducts()? (yes/no) [yes]:</text:p>
      <text:p text:style-name="P5"><text:s/>&gt; </text:p>
      <text:p text:style-name="P5"/>
      <text:p text:style-name="P5"><text:s/>A new property will also be added to the Categories class so that you can access the related Products objects from it.</text:p>
      <text:p text:style-name="P5"/>
      <text:p text:style-name="P5"><text:s/>New field name inside Categories [products]:</text:p>
      <text:p text:style-name="P5"><text:s/>&gt; </text:p>
      <text:p text:style-name="P5"/>
      <text:p text:style-name="P5"><text:s/>Do you want to activate orphanRemoval on your relationship?</text:p>
      <text:p text:style-name="P5"><text:s/>A Products is "orphaned" when it is removed from its related Categories.</text:p>
      <text:p text:style-name="P5"><text:s/>e.g. $categories-&gt;removeProducts($products)</text:p>
      <text:p text:style-name="P5"><text:s/></text:p>
      <text:p text:style-name="P5"><text:s/>NOTE: If a Products may *change* from one Categories to another, answer "no".</text:p>
      <text:p text:style-name="P5"/>
      <text:p text:style-name="P5"><text:s/>Do you want to automatically delete orphaned App\Entity\Products objects (orphanRemoval)? (yes/no) [no]:</text:p>
      <text:p text:style-name="P5"><text:s/>&gt; </text:p>
      <text:p text:style-name="P5"/>
      <text:p text:style-name="P5"><text:s/>updated: src/Entity/Products.php</text:p>
      <text:p text:style-name="P5"><text:s/>updated: src/Entity/Categories.php</text:p>
      <text:p text:style-name="P5"/>
      <text:p text:style-name="P5"><text:s/>Add another property? Enter the property name (or press &lt;return&gt; to stop adding fields):</text:p>
      <text:p text:style-name="P5"><text:s/>&gt; </text:p>
      <text:p text:style-name="P5"/>
      <text:p text:style-name="P5"/>
      <text:p text:style-name="P5"><text:s text:c="11"/></text:p>
      <text:p text:style-name="P5"><text:s text:c="2"/>Success! </text:p>
      <text:p text:style-name="P5"><text:s text:c="11"/></text:p>
      <text:p text:style-name="P5"/>
      <text:p text:style-name="P5"><text:s/>Next: When you're ready, create a migration with php bin/console make:migration</text:p>
      <text:p text:style-name="P5"><text:s/></text:p>
      <text:p text:style-name="P5">ali@ali-P330:~/Bureau/Village_Green$ </text:p>
      <text:p text:style-name="P5"/>
      <text:p text:style-name="P5">********************************************************</text:p>
      <text:p text:style-name="P6">enity images</text:p>
      <text:p text:style-name="P6"/>
      <text:p text:style-name="P6">ali@ali-P330:~/Bureau/Village_Green$ symfony console make:entity</text:p>
      <text:p text:style-name="P6"><text:soft-page-break/></text:p>
      <text:p text:style-name="P6"><text:s/>Class name of the entity to create or update (e.g. OrangePuppy):</text:p>
      <text:p text:style-name="P6"><text:s/>&gt; Images</text:p>
      <text:p text:style-name="P6"/>
      <text:p text:style-name="P6"><text:s/>Add the ability to broadcast entity updates using Symfony UX Turbo? (yes/no) [no]:</text:p>
      <text:p text:style-name="P6"><text:s/>&gt; </text:p>
      <text:p text:style-name="P6"/>
      <text:p text:style-name="P6"><text:s/>created: src/Entity/Images.php</text:p>
      <text:p text:style-name="P6"><text:s/>created: src/Repository/ImagesRepository.php</text:p>
      <text:p text:style-name="P6"><text:s/></text:p>
      <text:p text:style-name="P6"><text:s/>Entity generated! Now let's add some fields!</text:p>
      <text:p text:style-name="P6"><text:s/>You can always add more fields later manually or by re-running this command.</text:p>
      <text:p text:style-name="P6"/>
      <text:p text:style-name="P6"><text:s/>New property name (press &lt;return&gt; to stop adding fields):</text:p>
      <text:p text:style-name="P6"><text:s/>&gt; name</text:p>
      <text:p text:style-name="P6"/>
      <text:p text:style-name="P6"><text:s/>Field type (enter ? to see all types) [string]:</text:p>
      <text:p text:style-name="P6"><text:s/>&gt; </text:p>
      <text:p text:style-name="P6"/>
      <text:p text:style-name="P6"><text:s/>Field length [255]:</text:p>
      <text:p text:style-name="P6"><text:s/>&gt; </text:p>
      <text:p text:style-name="P6"/>
      <text:p text:style-name="P6"><text:s/>Can this field be null in the database (nullable) (yes/no) [no]:</text:p>
      <text:p text:style-name="P6"><text:s/>&gt; </text:p>
      <text:p text:style-name="P6"/>
      <text:p text:style-name="P6"><text:s/>updated: src/Entity/Images.php</text:p>
      <text:p text:style-name="P6"/>
      <text:p text:style-name="P6"><text:s/>Add another property? Enter the property name (or press &lt;return&gt; to stop adding fields):</text:p>
      <text:p text:style-name="P6"><text:s/>&gt; products</text:p>
      <text:p text:style-name="P6"/>
      <text:p text:style-name="P6"><text:s/>Field type (enter ? to see all types) [string]:</text:p>
      <text:p text:style-name="P6"><text:s/>&gt; relation</text:p>
      <text:p text:style-name="P6"/>
      <text:p text:style-name="P6"><text:s/>What class should this entity be related to?:</text:p>
      <text:p text:style-name="P6"><text:s/>&gt; Products</text:p>
      <text:p text:style-name="P6"/>
      <text:p text:style-name="P6">What type of relationship is this?</text:p>
      <text:p text:style-name="P6"><text:s/>------------ ----------------------------------------------------------------------- </text:p>
      <text:p text:style-name="P6"><text:s text:c="2"/>Type <text:s text:c="8"/>Description <text:s text:c="59"/></text:p>
      <text:p text:style-name="P6"><text:s/>------------ ----------------------------------------------------------------------- </text:p>
      <text:p text:style-name="P6"><text:s text:c="2"/>ManyToOne <text:s text:c="3"/>Each Images relates to (has) one Products. <text:s text:c="28"/></text:p>
      <text:p text:style-name="P6"><text:s text:c="15"/>Each Products can relate to (can have) many Images objects. <text:s text:c="11"/></text:p>
      <text:p text:style-name="P6"><text:s text:c="86"/></text:p>
      <text:p text:style-name="P6"><text:s text:c="2"/>OneToMany <text:s text:c="3"/>Each Images can relate to (can have) many Products objects. <text:s text:c="11"/></text:p>
      <text:p text:style-name="P6"><text:s text:c="15"/>Each Products relates to (has) one Images. <text:s text:c="28"/></text:p>
      <text:p text:style-name="P6"><text:s text:c="86"/></text:p>
      <text:p text:style-name="P6"><text:s text:c="2"/>ManyToMany <text:s text:c="2"/>Each Images can relate to (can have) many Products objects. <text:s text:c="11"/></text:p>
      <text:p text:style-name="P6"><text:s text:c="15"/>Each Products can also relate to (can also have) many Images objects. <text:s/></text:p>
      <text:p text:style-name="P6"><text:s text:c="86"/></text:p>
      <text:p text:style-name="P6"><text:s text:c="2"/>OneToOne <text:s text:c="4"/>Each Images relates to (has) exactly one Products. <text:s text:c="20"/></text:p>
      <text:p text:style-name="P6"><text:s text:c="15"/>Each Products also relates to (has) exactly one Images. <text:s text:c="15"/></text:p>
      <text:p text:style-name="P6"><text:s/>------------ ----------------------------------------------------------------------- </text:p>
      <text:p text:style-name="P6"><text:soft-page-break/></text:p>
      <text:p text:style-name="P6"><text:s/>Relation type? [ManyToOne, OneToMany, ManyToMany, OneToOne]:</text:p>
      <text:p text:style-name="P6"><text:s/>&gt; ManyToOne</text:p>
      <text:p text:style-name="P6"/>
      <text:p text:style-name="P6"><text:s/>Is the Images.products property allowed to be null (nullable)? (yes/no) [yes]:</text:p>
      <text:p text:style-name="P6"><text:s/>&gt; no</text:p>
      <text:p text:style-name="P6"/>
      <text:p text:style-name="P6"><text:s/>Do you want to add a new property to Products so that you can access/update Images objects from it - e.g. $products-&gt;getImages()? (yes/no) [yes]:</text:p>
      <text:p text:style-name="P6"><text:s/>&gt; </text:p>
      <text:p text:style-name="P6"/>
      <text:p text:style-name="P6"><text:s/>A new property will also be added to the Products class so that you can access the related Images objects from it.</text:p>
      <text:p text:style-name="P6"/>
      <text:p text:style-name="P6"><text:s/>New field name inside Products [images]:</text:p>
      <text:p text:style-name="P6"><text:s/>&gt; </text:p>
      <text:p text:style-name="P6"/>
      <text:p text:style-name="P6"><text:s/>Do you want to activate orphanRemoval on your relationship?</text:p>
      <text:p text:style-name="P6"><text:s/>A Images is "orphaned" when it is removed from its related Products.</text:p>
      <text:p text:style-name="P6"><text:s/>e.g. $products-&gt;removeImages($images)</text:p>
      <text:p text:style-name="P6"><text:s/></text:p>
      <text:p text:style-name="P6"><text:s/>NOTE: If a Images may *change* from one Products to another, answer "no".</text:p>
      <text:p text:style-name="P6"/>
      <text:p text:style-name="P6"><text:s/>Do you want to automatically delete orphaned App\Entity\Images objects (orphanRemoval)? (yes/no) [no]:</text:p>
      <text:p text:style-name="P6"><text:s/>&gt; yes</text:p>
      <text:p text:style-name="P6"/>
      <text:p text:style-name="P6"><text:s/>updated: src/Entity/Images.php</text:p>
      <text:p text:style-name="P6"><text:s/>updated: src/Entity/Products.php</text:p>
      <text:p text:style-name="P6"/>
      <text:p text:style-name="P6"><text:s/>Add another property? Enter the property name (or press &lt;return&gt; to stop adding fields):</text:p>
      <text:p text:style-name="P6"><text:s/>&gt; </text:p>
      <text:p text:style-name="P6"/>
      <text:p text:style-name="P6"/>
      <text:p text:style-name="P6"><text:s text:c="11"/></text:p>
      <text:p text:style-name="P6"><text:s text:c="2"/>Success! </text:p>
      <text:p text:style-name="P6"><text:s text:c="11"/></text:p>
      <text:p text:style-name="P6"/>
      <text:p text:style-name="P6"><text:s/>Next: When you're ready, create a migration with php bin/console make:migration</text:p>
      <text:p text:style-name="P6"><text:s/></text:p>
      <text:p text:style-name="P6">ali@ali-P330:~/Bureau/Village_Green$ </text:p>
      <text:p text:style-name="P6"/>
      <text:p text:style-name="P6">************************************</text:p>
      <text:p text:style-name="P7">another entity make like orders</text:p>
      <text:p text:style-name="P7"/>
      <text:p text:style-name="P6">ali@ali-P330:~/Bureau/Village_Green$ rm src/Entity/Orders.php</text:p>
      <text:p text:style-name="P6">ali@ali-P330:~/Bureau/Village_Green$ symfony console make:entity</text:p>
      <text:p text:style-name="P6"/>
      <text:p text:style-name="P6"><text:s/>Class name of the entity to create or update (e.g. DeliciousChef):</text:p>
      <text:p text:style-name="P6"><text:s/>&gt; Orders</text:p>
      <text:p text:style-name="P6"/>
      <text:p text:style-name="P6"><text:s/>Add the ability to broadcast entity updates using Symfony UX Turbo? (yes/no) [no]:</text:p>
      <text:p text:style-name="P6"><text:soft-page-break/><text:s/>&gt; </text:p>
      <text:p text:style-name="P6"/>
      <text:p text:style-name="P6"/>
      <text:p text:style-name="P6"><text:s text:c="120"/></text:p>
      <text:p text:style-name="P6"><text:s/>[ERROR] The file "src/Repository/OrdersRepository.php" can't be generated because it already exists. <text:s text:c="18"/></text:p>
      <text:p text:style-name="P6"><text:s text:c="120"/></text:p>
      <text:p text:style-name="P6"/>
      <text:p text:style-name="P6">ali@ali-P330:~/Bureau/Village_Green$ symfony console make:entity</text:p>
      <text:p text:style-name="P6"/>
      <text:p text:style-name="P6"><text:s/>Class name of the entity to create or update (e.g. GrumpyGnome):</text:p>
      <text:p text:style-name="P6"><text:s/>&gt; Orders</text:p>
      <text:p text:style-name="P6"/>
      <text:p text:style-name="P6"><text:s/>Add the ability to broadcast entity updates using Symfony UX Turbo? (yes/no) [no]:</text:p>
      <text:p text:style-name="P6"><text:s/>&gt; </text:p>
      <text:p text:style-name="P6"/>
      <text:p text:style-name="P6"><text:s/>created: src/Entity/Orders.php</text:p>
      <text:p text:style-name="P6"><text:s/>created: src/Repository/OrdersRepository.php</text:p>
      <text:p text:style-name="P6"><text:s/></text:p>
      <text:p text:style-name="P6"><text:s/>Entity generated! Now let's add some fields!</text:p>
      <text:p text:style-name="P6"><text:s/>You can always add more fields later manually or by re-running this command.</text:p>
      <text:p text:style-name="P6"/>
      <text:p text:style-name="P6"><text:s/>New property name (press &lt;return&gt; to stop adding fields):</text:p>
      <text:p text:style-name="P6"><text:s/>&gt; reference</text:p>
      <text:p text:style-name="P6"/>
      <text:p text:style-name="P6"><text:s/>Field type (enter ? to see all types) [string]:</text:p>
      <text:p text:style-name="P6"><text:s/>&gt; </text:p>
      <text:p text:style-name="P6"/>
      <text:p text:style-name="P6"><text:s/>Field length [255]:</text:p>
      <text:p text:style-name="P6"><text:s/>&gt; 20</text:p>
      <text:p text:style-name="P6"/>
      <text:p text:style-name="P6"><text:s/>Can this field be null in the database (nullable) (yes/no) [no]:</text:p>
      <text:p text:style-name="P6"><text:s/>&gt; </text:p>
      <text:p text:style-name="P6"/>
      <text:p text:style-name="P6"><text:s/>updated: src/Entity/Orders.php</text:p>
      <text:p text:style-name="P6"/>
      <text:p text:style-name="P6"><text:s/>Add another property? Enter the property name (or press &lt;return&gt; to stop adding fields):</text:p>
      <text:p text:style-name="P6"><text:s/>&gt; created_at</text:p>
      <text:p text:style-name="P6"/>
      <text:p text:style-name="P6"><text:s/>Field type (enter ? to see all types) [datetime_immutable]:</text:p>
      <text:p text:style-name="P6"><text:s/>&gt; </text:p>
      <text:p text:style-name="P6"/>
      <text:p text:style-name="P6"><text:s/>Can this field be null in the database (nullable) (yes/no) [no]:</text:p>
      <text:p text:style-name="P6"><text:s/>&gt; </text:p>
      <text:p text:style-name="P6"/>
      <text:p text:style-name="P6"><text:s/>updated: src/Entity/Orders.php</text:p>
      <text:p text:style-name="P6"/>
      <text:p text:style-name="P6"><text:s/>Add another property? Enter the property name (or press &lt;return&gt; to stop adding fields):</text:p>
      <text:p text:style-name="P6"><text:s/>&gt; coupons</text:p>
      <text:p text:style-name="P6"/>
      <text:p text:style-name="P6"><text:s/>Field type (enter ? to see all types) [string]:</text:p>
      <text:p text:style-name="P6"><text:s/>&gt; relation</text:p>
      <text:p text:style-name="P6"><text:soft-page-break/></text:p>
      <text:p text:style-name="P6"><text:s/>What class should this entity be related to?:</text:p>
      <text:p text:style-name="P6"><text:s/>&gt; Coupons</text:p>
      <text:p text:style-name="P6"/>
      <text:p text:style-name="P6">What type of relationship is this?</text:p>
      <text:p text:style-name="P6"><text:s/>------------ ---------------------------------------------------------------------- </text:p>
      <text:p text:style-name="P6"><text:s text:c="2"/>Type <text:s text:c="8"/>Description <text:s text:c="58"/></text:p>
      <text:p text:style-name="P6"><text:s/>------------ ---------------------------------------------------------------------- </text:p>
      <text:p text:style-name="P6"><text:s text:c="2"/>ManyToOne <text:s text:c="3"/>Each Orders relates to (has) one Coupons. <text:s text:c="28"/></text:p>
      <text:p text:style-name="P6"><text:s text:c="15"/>Each Coupons can relate to (can have) many Orders objects. <text:s text:c="11"/></text:p>
      <text:p text:style-name="P6"><text:s text:c="85"/></text:p>
      <text:p text:style-name="P6"><text:s text:c="2"/>OneToMany <text:s text:c="3"/>Each Orders can relate to (can have) many Coupons objects. <text:s text:c="11"/></text:p>
      <text:p text:style-name="P6"><text:s text:c="15"/>Each Coupons relates to (has) one Orders. <text:s text:c="28"/></text:p>
      <text:p text:style-name="P6"><text:s text:c="85"/></text:p>
      <text:p text:style-name="P6"><text:s text:c="2"/>ManyToMany <text:s text:c="2"/>Each Orders can relate to (can have) many Coupons objects. <text:s text:c="11"/></text:p>
      <text:p text:style-name="P6"><text:s text:c="15"/>Each Coupons can also relate to (can also have) many Orders objects. <text:s/></text:p>
      <text:p text:style-name="P6"><text:s text:c="85"/></text:p>
      <text:p text:style-name="P6"><text:s text:c="2"/>OneToOne <text:s text:c="4"/>Each Orders relates to (has) exactly one Coupons. <text:s text:c="20"/></text:p>
      <text:p text:style-name="P6"><text:s text:c="15"/>Each Coupons also relates to (has) exactly one Orders. <text:s text:c="15"/></text:p>
      <text:p text:style-name="P6"><text:s/>------------ ---------------------------------------------------------------------- </text:p>
      <text:p text:style-name="P6"/>
      <text:p text:style-name="P6"><text:s/>Relation type? [ManyToOne, OneToMany, ManyToMany, OneToOne]:</text:p>
      <text:p text:style-name="P6"><text:s/>&gt; ManyToOne</text:p>
      <text:p text:style-name="P6"/>
      <text:p text:style-name="P6"><text:s/>Is the Orders.coupons property allowed to be null (nullable)? (yes/no) [yes]:</text:p>
      <text:p text:style-name="P6"><text:s/>&gt; </text:p>
      <text:p text:style-name="P6"/>
      <text:p text:style-name="P6"><text:s/>Do you want to add a new property to Coupons so that you can access/update Orders objects from it - e.g. $coupons-&gt;getOrders()? (yes/no) [yes]:</text:p>
      <text:p text:style-name="P6"><text:s/>&gt; </text:p>
      <text:p text:style-name="P6"/>
      <text:p text:style-name="P6"><text:s/>A new property will also be added to the Coupons class so that you can access the related Orders objects from it.</text:p>
      <text:p text:style-name="P6"/>
      <text:p text:style-name="P6"><text:s/>New field name inside Coupons [orders]:</text:p>
      <text:p text:style-name="P6"><text:s/>&gt; </text:p>
      <text:p text:style-name="P6"/>
      <text:p text:style-name="P6"><text:s/>updated: src/Entity/Orders.php</text:p>
      <text:p text:style-name="P6"><text:s/>updated: src/Entity/Coupons.php</text:p>
      <text:p text:style-name="P6"/>
      <text:p text:style-name="P6"><text:s/>Add another property? Enter the property name (or press &lt;return&gt; to stop adding fields):</text:p>
      <text:p text:style-name="P6"><text:s/>&gt; users</text:p>
      <text:p text:style-name="P6"/>
      <text:p text:style-name="P6"><text:s/>Field type (enter ? to see all types) [string]:</text:p>
      <text:p text:style-name="P6"><text:s/>&gt; relation</text:p>
      <text:p text:style-name="P6"/>
      <text:p text:style-name="P6"><text:s/>What class should this entity be related to?:</text:p>
      <text:p text:style-name="P6"><text:s/>&gt; Users</text:p>
      <text:p text:style-name="P6"/>
      <text:p text:style-name="P6">What type of relationship is this?</text:p>
      <text:p text:style-name="P6"><text:s/>------------ -------------------------------------------------------------------- </text:p>
      <text:p text:style-name="P6"><text:s text:c="2"/>Type <text:s text:c="8"/>Description <text:s text:c="56"/></text:p>
      <text:p text:style-name="P6"><text:soft-page-break/><text:s/>------------ -------------------------------------------------------------------- </text:p>
      <text:p text:style-name="P6"><text:s text:c="2"/>ManyToOne <text:s text:c="3"/>Each Orders relates to (has) one Users. <text:s text:c="28"/></text:p>
      <text:p text:style-name="P6"><text:s text:c="15"/>Each Users can relate to (can have) many Orders objects. <text:s text:c="11"/></text:p>
      <text:p text:style-name="P6"><text:s text:c="83"/></text:p>
      <text:p text:style-name="P6"><text:s text:c="2"/>OneToMany <text:s text:c="3"/>Each Orders can relate to (can have) many Users objects. <text:s text:c="11"/></text:p>
      <text:p text:style-name="P6"><text:s text:c="15"/>Each Users relates to (has) one Orders. <text:s text:c="28"/></text:p>
      <text:p text:style-name="P6"><text:s text:c="83"/></text:p>
      <text:p text:style-name="P6"><text:s text:c="2"/>ManyToMany <text:s text:c="2"/>Each Orders can relate to (can have) many Users objects. <text:s text:c="11"/></text:p>
      <text:p text:style-name="P6"><text:s text:c="15"/>Each Users can also relate to (can also have) many Orders objects. <text:s/></text:p>
      <text:p text:style-name="P6"><text:s text:c="83"/></text:p>
      <text:p text:style-name="P6"><text:s text:c="2"/>OneToOne <text:s text:c="4"/>Each Orders relates to (has) exactly one Users. <text:s text:c="20"/></text:p>
      <text:p text:style-name="P6"><text:s text:c="15"/>Each Users also relates to (has) exactly one Orders. <text:s text:c="15"/></text:p>
      <text:p text:style-name="P6"><text:s/>------------ -------------------------------------------------------------------- </text:p>
      <text:p text:style-name="P6"/>
      <text:p text:style-name="P6"><text:s/>Relation type? [ManyToOne, OneToMany, ManyToMany, OneToOne]:</text:p>
      <text:p text:style-name="P6"><text:s/>&gt; ManyToOne</text:p>
      <text:p text:style-name="P6"/>
      <text:p text:style-name="P6"><text:s/>Is the Orders.users property allowed to be null (nullable)? (yes/no) [yes]:</text:p>
      <text:p text:style-name="P6"><text:s/>&gt; no</text:p>
      <text:p text:style-name="P6"/>
      <text:p text:style-name="P6"><text:s/>Do you want to add a new property to Users so that you can access/update Orders objects from it - e.g. $users-&gt;getOrders()? (yes/no) [yes]:</text:p>
      <text:p text:style-name="P6"><text:s/>&gt; </text:p>
      <text:p text:style-name="P6"/>
      <text:p text:style-name="P6"><text:s/>A new property will also be added to the Users class so that you can access the related Orders objects from it.</text:p>
      <text:p text:style-name="P6"/>
      <text:p text:style-name="P6"><text:s/>New field name inside Users [orders]:</text:p>
      <text:p text:style-name="P6"><text:s/>&gt; </text:p>
      <text:p text:style-name="P6"/>
      <text:p text:style-name="P6"><text:s/>Do you want to activate orphanRemoval on your relationship?</text:p>
      <text:p text:style-name="P6"><text:s/>A Orders is "orphaned" when it is removed from its related Users.</text:p>
      <text:p text:style-name="P6"><text:s/>e.g. $users-&gt;removeOrders($orders)</text:p>
      <text:p text:style-name="P6"><text:s/></text:p>
      <text:p text:style-name="P6"><text:s/>NOTE: If a Orders may *change* from one Users to another, answer "no".</text:p>
      <text:p text:style-name="P6"/>
      <text:p text:style-name="P6"><text:s/>Do you want to automatically delete orphaned App\Entity\Orders objects (orphanRemoval)? (yes/no) [no]:</text:p>
      <text:p text:style-name="P6"><text:s/>&gt; </text:p>
      <text:p text:style-name="P6"/>
      <text:p text:style-name="P6"><text:s/>updated: src/Entity/Orders.php</text:p>
      <text:p text:style-name="P6"><text:s/>updated: src/Entity/Users.php</text:p>
      <text:p text:style-name="P6"/>
      <text:p text:style-name="P6"><text:s/>Add another property? Enter the property name (or press &lt;return&gt; to stop adding fields):</text:p>
      <text:p text:style-name="P6"><text:s/>&gt; </text:p>
      <text:p text:style-name="P6"/>
      <text:p text:style-name="P6"/>
      <text:p text:style-name="P6"><text:s text:c="11"/></text:p>
      <text:p text:style-name="P6"><text:s text:c="2"/>Success! </text:p>
      <text:p text:style-name="P6"><text:s text:c="11"/></text:p>
      <text:p text:style-name="P6"/>
      <text:p text:style-name="P6"><text:s/>Next: When you're ready, create a migration with php bin/console make:migration</text:p>
      <text:p text:style-name="P6"><text:soft-page-break/><text:s/></text:p>
      <text:p text:style-name="P6">ali@ali-P330:~/Bureau/Village_Green$ ^C</text:p>
      <text:p text:style-name="P6">ali@ali-P330:~/Bureau/Village_Green$ </text:p>
      <text:p text:style-name="Standard">*****************************************</text:p>
      <text:p text:style-name="P9">on a crée le dernie entity <text:span text:style-name="T3">et migration pour envoyé a la base de donnée</text:span></text:p>
      <text:p text:style-name="P8"/>
      <text:p text:style-name="Standard">ali@ali-P330:~/Bureau/Village_Green$ symfony console make:entity</text:p>
      <text:p text:style-name="Standard"/>
      <text:p text:style-name="Standard"><text:s/>Class name of the entity to create or update (e.g. GentlePizza):</text:p>
      <text:p text:style-name="Standard"><text:s/>&gt; OrdersDetails</text:p>
      <text:p text:style-name="Standard"/>
      <text:p text:style-name="Standard"><text:s/>Add the ability to broadcast entity updates using Symfony UX Turbo? (yes/no) [no]:</text:p>
      <text:p text:style-name="Standard"><text:s/>&gt; </text:p>
      <text:p text:style-name="Standard"/>
      <text:p text:style-name="Standard"><text:s/>created: src/Entity/OrdersDetails.php</text:p>
      <text:p text:style-name="Standard"><text:s/>created: src/Repository/OrdersDetailsRepository.php</text:p>
      <text:p text:style-name="Standard"><text:s/></text:p>
      <text:p text:style-name="Standard"><text:s/>Entity generated! Now let's add some fields!</text:p>
      <text:p text:style-name="Standard"><text:s/>You can always add more fields later manually or by re-running this command.</text:p>
      <text:p text:style-name="Standard"/>
      <text:p text:style-name="Standard"><text:s/>New property name (press &lt;return&gt; to stop adding fields):</text:p>
      <text:p text:style-name="Standard"><text:s/>&gt; quantity</text:p>
      <text:p text:style-name="Standard"/>
      <text:p text:style-name="Standard"><text:s/>Field type (enter ? to see all types) [string]:</text:p>
      <text:p text:style-name="Standard"><text:s/>&gt; integer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OrdersDetails.php</text:p>
      <text:p text:style-name="Standard"/>
      <text:p text:style-name="Standard"><text:s/>Add another property? Enter the property name (or press &lt;return&gt; to stop adding fields):</text:p>
      <text:p text:style-name="Standard"><text:s/>&gt; price</text:p>
      <text:p text:style-name="Standard"/>
      <text:p text:style-name="Standard"><text:s/>Field type (enter ? to see all types) [string]:</text:p>
      <text:p text:style-name="Standard"><text:s/>&gt; integer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OrdersDetails.php</text:p>
      <text:p text:style-name="Standard"/>
      <text:p text:style-name="Standard"><text:s/>Add another property? Enter the property name (or press &lt;return&gt; to stop adding fields):</text:p>
      <text:p text:style-name="Standard"><text:s/>&gt; orders</text:p>
      <text:p text:style-name="Standard"/>
      <text:p text:style-name="Standard"><text:s/>Field type (enter ? to see all types) [string]:</text:p>
      <text:p text:style-name="Standard"><text:s/>&gt; relation</text:p>
      <text:p text:style-name="Standard"/>
      <text:p text:style-name="Standard"><text:s/>What class should this entity be related to?:</text:p>
      <text:p text:style-name="Standard"><text:s/>&gt; Orders</text:p>
      <text:p text:style-name="Standard"/>
      <text:p text:style-name="Standard">What type of relationship is this?</text:p>
      <text:p text:style-name="Standard"><text:soft-page-break/><text:s/>------------ ---------------------------------------------------------------------------- </text:p>
      <text:p text:style-name="Standard"><text:s text:c="2"/>Type <text:s text:c="8"/>Description <text:s text:c="64"/></text:p>
      <text:p text:style-name="Standard"><text:s/>------------ ---------------------------------------------------------------------------- </text:p>
      <text:p text:style-name="Standard"><text:s text:c="2"/>ManyToOne <text:s text:c="3"/>Each OrdersDetails relates to (has) one Orders. <text:s text:c="28"/></text:p>
      <text:p text:style-name="Standard"><text:s text:c="15"/>Each Orders can relate to (can have) many OrdersDetails objects. <text:s text:c="11"/></text:p>
      <text:p text:style-name="Standard"><text:s text:c="91"/></text:p>
      <text:p text:style-name="Standard"><text:s text:c="2"/>OneToMany <text:s text:c="3"/>Each OrdersDetails can relate to (can have) many Orders objects. <text:s text:c="11"/></text:p>
      <text:p text:style-name="Standard"><text:s text:c="15"/>Each Orders relates to (has) one OrdersDetails. <text:s text:c="28"/></text:p>
      <text:p text:style-name="Standard"><text:s text:c="91"/></text:p>
      <text:p text:style-name="Standard"><text:s text:c="2"/>ManyToMany <text:s text:c="2"/>Each OrdersDetails can relate to (can have) many Orders objects. <text:s text:c="11"/></text:p>
      <text:p text:style-name="Standard"><text:s text:c="15"/>Each Orders can also relate to (can also have) many OrdersDetails objects. <text:s/></text:p>
      <text:p text:style-name="Standard"><text:s text:c="91"/></text:p>
      <text:p text:style-name="Standard"><text:s text:c="2"/>OneToOne <text:s text:c="4"/>Each OrdersDetails relates to (has) exactly one Orders. <text:s text:c="20"/></text:p>
      <text:p text:style-name="Standard"><text:s text:c="15"/>Each Orders also relates to (has) exactly one OrdersDetails. <text:s text:c="15"/></text:p>
      <text:p text:style-name="Standard"><text:s/>------------ ---------------------------------------------------------------------------- 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OrdersDetails.orders property allowed to be null (nullable)? (yes/no) [yes]:</text:p>
      <text:p text:style-name="Standard"><text:s/>&gt; no</text:p>
      <text:p text:style-name="Standard"/>
      <text:p text:style-name="Standard"><text:s/>Do you want to add a new property to Orders so that you can access/update OrdersDetails objects from it - e.g. $orders-&gt;getOrdersDetails()? (yes/no) [yes]:</text:p>
      <text:p text:style-name="Standard"><text:s/>&gt; </text:p>
      <text:p text:style-name="Standard"/>
      <text:p text:style-name="Standard"><text:s/>A new property will also be added to the Orders class so that you can access the related OrdersDetails objects from it.</text:p>
      <text:p text:style-name="Standard"/>
      <text:p text:style-name="Standard"><text:s/>New field name inside Orders [ordersDetails]:</text:p>
      <text:p text:style-name="Standard"><text:s/>&gt; </text:p>
      <text:p text:style-name="Standard"/>
      <text:p text:style-name="Standard"><text:s/>Do you want to activate orphanRemoval on your relationship?</text:p>
      <text:p text:style-name="Standard"><text:s/>A OrdersDetails is "orphaned" when it is removed from its related Orders.</text:p>
      <text:p text:style-name="Standard"><text:s/>e.g. $orders-&gt;removeOrdersDetails($ordersDetails)</text:p>
      <text:p text:style-name="Standard"><text:s/></text:p>
      <text:p text:style-name="Standard"><text:s/>NOTE: If a OrdersDetails may *change* from one Orders to another, answer "no".</text:p>
      <text:p text:style-name="Standard"/>
      <text:p text:style-name="Standard"><text:s/>Do you want to automatically delete orphaned App\Entity\OrdersDetails objects (orphanRemoval)? (yes/no) [no]:</text:p>
      <text:p text:style-name="Standard"><text:s/>&gt; yes</text:p>
      <text:p text:style-name="Standard"/>
      <text:p text:style-name="Standard"><text:s/>updated: src/Entity/OrdersDetails.php</text:p>
      <text:p text:style-name="Standard"><text:s/>updated: src/Entity/Orders.php</text:p>
      <text:p text:style-name="Standard"/>
      <text:p text:style-name="Standard"><text:s/>Add another property? Enter the property name (or press &lt;return&gt; to stop adding fields):</text:p>
      <text:p text:style-name="Standard"><text:s/>&gt; products</text:p>
      <text:p text:style-name="Standard"/>
      <text:p text:style-name="Standard"><text:s/>Field type (enter ? to see all types) [string]:</text:p>
      <text:p text:style-name="Standard"><text:s/>&gt; relation</text:p>
      <text:p text:style-name="Standard"/>
      <text:p text:style-name="Standard"><text:s/>What class should this entity be related to?:</text:p>
      <text:p text:style-name="Standard"><text:soft-page-break/><text:s/>&gt; Products</text:p>
      <text:p text:style-name="Standard"/>
      <text:p text:style-name="Standard">What type of relationship is this?</text:p>
      <text:p text:style-name="Standard"><text:s/>------------ ------------------------------------------------------------------------------ </text:p>
      <text:p text:style-name="Standard"><text:s text:c="2"/>Type <text:s text:c="8"/>Description <text:s text:c="66"/></text:p>
      <text:p text:style-name="Standard"><text:s/>------------ ------------------------------------------------------------------------------ </text:p>
      <text:p text:style-name="Standard"><text:s text:c="2"/>ManyToOne <text:s text:c="3"/>Each OrdersDetails relates to (has) one Products. <text:s text:c="28"/></text:p>
      <text:p text:style-name="Standard"><text:s text:c="15"/>Each Products can relate to (can have) many OrdersDetails objects. <text:s text:c="11"/></text:p>
      <text:p text:style-name="Standard"><text:s text:c="93"/></text:p>
      <text:p text:style-name="Standard"><text:s text:c="2"/>OneToMany <text:s text:c="3"/>Each OrdersDetails can relate to (can have) many Products objects. <text:s text:c="11"/></text:p>
      <text:p text:style-name="Standard"><text:s text:c="15"/>Each Products relates to (has) one OrdersDetails. <text:s text:c="28"/></text:p>
      <text:p text:style-name="Standard"><text:s text:c="93"/></text:p>
      <text:p text:style-name="Standard"><text:s text:c="2"/>ManyToMany <text:s text:c="2"/>Each OrdersDetails can relate to (can have) many Products objects. <text:s text:c="11"/></text:p>
      <text:p text:style-name="Standard"><text:s text:c="15"/>Each Products can also relate to (can also have) many OrdersDetails objects. <text:s/></text:p>
      <text:p text:style-name="Standard"><text:s text:c="93"/></text:p>
      <text:p text:style-name="Standard"><text:s text:c="2"/>OneToOne <text:s text:c="4"/>Each OrdersDetails relates to (has) exactly one Products. <text:s text:c="20"/></text:p>
      <text:p text:style-name="Standard"><text:s text:c="15"/>Each Products also relates to (has) exactly one OrdersDetails. <text:s text:c="15"/></text:p>
      <text:p text:style-name="Standard"><text:s/>------------ ------------------------------------------------------------------------------ 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OrdersDetails.products property allowed to be null (nullable)? (yes/no) [yes]:</text:p>
      <text:p text:style-name="Standard"><text:s/>&gt; no</text:p>
      <text:p text:style-name="Standard"/>
      <text:p text:style-name="Standard"><text:s/>Do you want to add a new property to Products so that you can access/update OrdersDetails objects from it - e.g. $products-&gt;getOrdersDetails()? (yes/no) [yes]:</text:p>
      <text:p text:style-name="Standard"><text:s/>&gt; </text:p>
      <text:p text:style-name="Standard"/>
      <text:p text:style-name="Standard"><text:s/>A new property will also be added to the Products class so that you can access the related OrdersDetails objects from it.</text:p>
      <text:p text:style-name="Standard"/>
      <text:p text:style-name="Standard"><text:s/>New field name inside Products [ordersDetails]:</text:p>
      <text:p text:style-name="Standard"><text:s/>&gt; </text:p>
      <text:p text:style-name="Standard"/>
      <text:p text:style-name="Standard"><text:s/>Do you want to activate orphanRemoval on your relationship?</text:p>
      <text:p text:style-name="Standard"><text:s/>A OrdersDetails is "orphaned" when it is removed from its related Products.</text:p>
      <text:p text:style-name="Standard"><text:s/>e.g. $products-&gt;removeOrdersDetails($ordersDetails)</text:p>
      <text:p text:style-name="Standard"><text:s/></text:p>
      <text:p text:style-name="Standard"><text:s/>NOTE: If a OrdersDetails may *change* from one Products to another, answer "no".</text:p>
      <text:p text:style-name="Standard"/>
      <text:p text:style-name="Standard"><text:s/>Do you want to automatically delete orphaned App\Entity\OrdersDetails objects (orphanRemoval)? (yes/no) [no]:</text:p>
      <text:p text:style-name="Standard"><text:s/>&gt; </text:p>
      <text:p text:style-name="Standard"/>
      <text:p text:style-name="Standard"><text:s/>updated: src/Entity/OrdersDetails.php</text:p>
      <text:p text:style-name="Standard"><text:s/>updated: src/Entity/Products.php</text:p>
      <text:p text:style-name="Standard"/>
      <text:p text:style-name="Standard"><text:s/>Add another property? Enter the property name (or press &lt;return&gt; to stop adding fields):</text:p>
      <text:p text:style-name="Standard"><text:s/>&gt; </text:p>
      <text:p text:style-name="Standard"/>
      <text:p text:style-name="Standard"/>
      <text:p text:style-name="Standard"><text:soft-page-break/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 When you're ready, create a migration with php bin/console make:migration</text:p>
      <text:p text:style-name="Standard"><text:s/></text:p>
      <text:p text:style-name="Standard">ali@ali-P330:~/Bureau/Village_Green$ symfony console make:migration</text:p>
      <text:p text:style-name="Standard"><text:s/>created: migrations/Version20250120143838.php</text:p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Review the new migration then run it with php bin/console doctrine:migrations:migrate</text:p>
      <text:p text:style-name="Standard"><text:s/>See https://symfony.com/doc/current/bundles/DoctrineMigrationsBundle/index.html</text:p>
      <text:p text:style-name="Standard">ali@ali-P330:~/Bureau/Village_Green$ </text:p>
      <text:p text:style-name="Standard"/>
      <text:p text:style-name="P12">*************************************************************</text:p>
      <text:p text:style-name="P10">create user authentification for login <text:s/><text:span text:style-name="T4">çala crée un controlleur sécurité</text:span></text:p>
      <text:p text:style-name="P13"/>
      <text:p text:style-name="P12">ali@ali-P330:~/Bureau/Village_Green$ symfony console make:auth</text:p>
      <text:p text:style-name="Standard"/>
      <text:p text:style-name="Standard"><text:s/>! <text:s text:c="117"/></text:p>
      <text:p text:style-name="Standard"><text:s/>! [CAUTION] "make:auth" is deprecated, use any of the "make:security" commands instead. <text:s text:c="31"/></text:p>
      <text:p text:style-name="Standard"><text:s/>! <text:s text:c="117"/></text:p>
      <text:p text:style-name="Standard"/>
      <text:p text:style-name="Standard"><text:s/>What style of authentication do you want? [Empty authenticator]:</text:p>
      <text:p text:style-name="Standard"><text:s text:c="2"/>[0] Empty authenticator</text:p>
      <text:p text:style-name="Standard"><text:s text:c="2"/>[1] Login form authenticator</text:p>
      <text:p text:style-name="Standard"><text:s/>&gt; 1</text:p>
      <text:p text:style-name="Standard"/>
      <text:p text:style-name="Standard"><text:s/>The class name of the authenticator to create (e.g. AppCustomAuthenticator):</text:p>
      <text:p text:style-name="Standard"><text:s/>&gt; UsersAuthenticator</text:p>
      <text:p text:style-name="Standard"/>
      <text:p text:style-name="Standard"><text:s/>Choose a name for the controller class (e.g. SecurityController) [SecurityController]:</text:p>
      <text:p text:style-name="Standard"><text:s/>&gt; </text:p>
      <text:p text:style-name="Standard"/>
      <text:p text:style-name="Standard"><text:s/>Do you want to generate a '/logout' URL? (yes/no) [yes]:</text:p>
      <text:p text:style-name="Standard"><text:s/>&gt; </text:p>
      <text:p text:style-name="Standard"/>
      <text:p text:style-name="Standard"><text:s/>Do you want to support remember me? (yes/no) [yes]:</text:p>
      <text:p text:style-name="Standard"><text:s/>&gt; </text:p>
      <text:p text:style-name="Standard"/>
      <text:p text:style-name="Standard"><text:s/>How should remember me be activated? [Activate when the user checks a box]:</text:p>
      <text:p text:style-name="Standard"><text:s text:c="2"/>[0] Activate when the user checks a box</text:p>
      <text:p text:style-name="Standard"><text:s text:c="2"/>[1] Always activate remember me</text:p>
      <text:p text:style-name="Standard"><text:s/>&gt; 1</text:p>
      <text:p text:style-name="Standard"/>
      <text:p text:style-name="Standard"><text:s/>created: src/Security/UsersAuthenticator.php</text:p>
      <text:p text:style-name="Standard"><text:s/>updated: config/packages/security.yaml</text:p>
      <text:p text:style-name="Standard"><text:s/>created: src/Controller/SecurityController.php</text:p>
      <text:p text:style-name="Standard"><text:s/>created: templates/security/login.html.twig</text:p>
      <text:p text:style-name="Standard"><text:soft-page-break/></text:p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</text:p>
      <text:p text:style-name="Standard"><text:s/>- Customize your new authenticator.</text:p>
      <text:p text:style-name="Standard"><text:s/>- Finish the redirect "TODO" in the App\Security\UsersAuthenticator::onAuthenticationSuccess() method.</text:p>
      <text:p text:style-name="Standard"><text:s/>- Review &amp; adapt the login template: templates/security/login.html.twig.</text:p>
      <text:p text:style-name="Standard">ali@ali-P330:~/Bureau/Village_Green$ </text:p>
      <text:p text:style-name="Standard">********************************************</text:p>
      <text:p text:style-name="P14">short command</text:p>
      <text:p text:style-name="P15"><text:span text:style-name="T4">section.container&gt;div.row&gt;div.col <text:s text:c="5"/>cette command créé au sous tages <text:s text:c="22"/></text:span></text:p>
      <text:p text:style-name="P15"><text:span text:style-name="T4"><text:s/></text:span><text:span text:style-name="T6">&lt;</text:span><text:span text:style-name="T8">section</text:span><text:span text:style-name="T9"> </text:span><text:span text:style-name="T11">class</text:span><text:span text:style-name="T9">=</text:span><text:span text:style-name="T13">"container"</text:span><text:span text:style-name="T6">&gt;</text:span></text:p>
      <text:p text:style-name="P1"><text:span text:style-name="T5">&lt;</text:span><text:span text:style-name="T7">div</text:span> <text:span text:style-name="T10">class</text:span>=<text:span text:style-name="T12">"row"</text:span><text:span text:style-name="T5">&gt;</text:span></text:p>
      <text:p text:style-name="P1"><text:span text:style-name="T5">&lt;</text:span><text:span text:style-name="T7">div</text:span> <text:span text:style-name="T10">class</text:span>=<text:span text:style-name="T12">"col"</text:span><text:span text:style-name="T5">&gt;&lt;/</text:span><text:span text:style-name="T7">div</text:span><text:span text:style-name="T5">&gt;</text:span></text:p>
      <text:p text:style-name="P1"><text:span text:style-name="T5">&lt;/</text:span><text:span text:style-name="T7">div</text:span><text:span text:style-name="T5">&gt;</text:span></text:p>
      <text:p text:style-name="P1"><text:span text:style-name="T5">&lt;/</text:span><text:span text:style-name="T7">section</text:span><text:span text:style-name="T5">&gt;</text:span></text:p>
      <text:p text:style-name="P14">*************************************************************</text:p>
      <text:p text:style-name="P11">pour crée une registration-form</text:p>
      <text:p text:style-name="P17">ali@ali-P330:~/Bureau/Village_Green$ symfony console make:registration-form</text:p>
      <text:p text:style-name="P17"><text:s/>Creating a registration form for App\Entity\Users</text:p>
      <text:p text:style-name="P17"/>
      <text:p text:style-name="P17"><text:s/>Do you want to add a #[UniqueEntity] validation attribute to your Users class to make sure duplicate accounts aren't created? (yes/no) [yes]:</text:p>
      <text:p text:style-name="P17"><text:s/>&gt; </text:p>
      <text:p text:style-name="P17"/>
      <text:p text:style-name="P17"><text:s/>Do you want to send an email to verify the user's email address after registration? (yes/no) [yes]:</text:p>
      <text:p text:style-name="P17"><text:s/>&gt; no</text:p>
      <text:p text:style-name="P17"/>
      <text:p text:style-name="P17"><text:s/>Do you want to automatically authenticate the user after registration? (yes/no) [yes]:</text:p>
      <text:p text:style-name="P17"><text:s/>&gt; </text:p>
      <text:p text:style-name="P17"/>
      <text:p text:style-name="P17"><text:s/>Do you want to generate PHPUnit tests? [Experimental] (yes/no) [no]:</text:p>
      <text:p text:style-name="P17"><text:s/>&gt; </text:p>
      <text:p text:style-name="P17"/>
      <text:p text:style-name="P17"><text:s/>updated: src/Entity/Users.php</text:p>
      <text:p text:style-name="P17"><text:s/>created: src/Form/RegistrationFormType.php</text:p>
      <text:p text:style-name="P17"><text:s/>created: src/Controller/RegistrationController.php</text:p>
      <text:p text:style-name="P17"><text:s/>created: templates/registration/register.html.twig</text:p>
      <text:p text:style-name="P17"/>
      <text:p text:style-name="P17"><text:s text:c="11"/></text:p>
      <text:p text:style-name="P17"><text:s text:c="2"/>Success! </text:p>
      <text:p text:style-name="P17"><text:s text:c="11"/></text:p>
      <text:p text:style-name="P17"/>
      <text:p text:style-name="P17"><text:s/>Next:</text:p>
      <text:p text:style-name="P17"><text:s/>Make any changes you need to the form, controller &amp; template.</text:p>
      <text:p text:style-name="P17"/>
      <text:p text:style-name="P17"><text:s/>Then open your browser, go to "/register" and enjoy your new form!</text:p>
      <text:p text:style-name="P17"/>
      <text:p text:style-name="P17"><text:soft-page-break/>ali@ali-P330:~/Bureau/Village_Green$ </text:p>
      <text:p text:style-name="P16">********************************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3:51:03.960414532</meta:creation-date>
    <dc:date>2025-01-21T11:29:40.437469010</dc:date>
    <meta:editing-duration>PT2H23M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2" meta:paragraph-count="762" meta:word-count="4155" meta:character-count="36278" meta:non-whitespace-character-count="26828"/>
  </office:meta>
</office:document-meta>
</file>